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  <style:text-properties officeooo:paragraph-rsid="001a8589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style:font-size-asian="13pt" style:language-asian="ru" style:country-asian="RU" style:font-weight-asian="bold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8pt" style:font-size-asian="8pt" style:language-asian="ru" style:country-asian="RU"/>
    </style:style>
    <style:style style:name="P5" style:family="paragraph" style:parent-style-name="Standard">
      <style:paragraph-properties fo:margin-left="2.5in" fo:margin-right="0in" fo:text-indent="0in" style:auto-text-indent="false">
        <style:tab-stops>
          <style:tab-stop style:position="6.3in" style:type="right"/>
        </style:tab-stops>
      </style:paragraph-properties>
      <style:text-properties fo:font-size="8pt" style:font-size-asian="8pt" style:language-asian="ru" style:country-asian="RU"/>
    </style:style>
    <style:style style:name="P6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7" style:family="paragraph" style:parent-style-name="Standard">
      <style:paragraph-properties fo:text-align="center" style:justify-single-word="false"/>
      <style:text-properties fo:font-size="8pt" fo:language="ru" fo:country="RU" style:font-size-asian="8pt" style:language-asian="ru" style:country-asian="RU"/>
    </style:style>
    <style:style style:name="P8" style:family="paragraph" style:parent-style-name="Standard">
      <style:paragraph-properties fo:text-align="center" style:justify-single-word="false"/>
      <style:text-properties fo:font-size="8pt" fo:language="en" fo:country="US" style:font-size-asian="8pt"/>
    </style:style>
    <style:style style:name="P9" style:family="paragraph" style:parent-style-name="Standard">
      <style:paragraph-properties fo:margin-left="0.3752in" fo:margin-right="0in" fo:text-indent="0in" style:auto-text-indent="false"/>
    </style:style>
    <style:style style:name="P10" style:family="paragraph" style:parent-style-name="Standard">
      <style:paragraph-properties fo:margin-left="0.3937in" fo:margin-right="0.3937in" fo:line-height="150%" fo:text-align="center" style:justify-single-word="false" fo:text-indent="0in" style:auto-text-indent="false">
        <style:tab-stops>
          <style:tab-stop style:position="6.1035in" style:type="right"/>
        </style:tab-stops>
      </style:paragraph-properties>
    </style:style>
    <style:style style:name="P11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2.5in" fo:margin-right="0in" fo:text-indent="0in" style:auto-text-indent="false"/>
    </style:style>
    <style:style style:name="P13" style:family="paragraph" style:parent-style-name="Standard">
      <style:paragraph-properties fo:margin-left="2.5in" fo:margin-right="0in" fo:text-indent="0in" style:auto-text-indent="false">
        <style:tab-stops>
          <style:tab-stop style:position="6.3in" style:type="right"/>
        </style:tab-stops>
      </style:paragraph-properties>
    </style:style>
    <style:style style:name="P14" style:family="paragraph" style:parent-style-name="Standard">
      <style:paragraph-properties fo:margin-left="2.5in" fo:margin-right="0in" fo:text-indent="0in" style:auto-text-indent="false">
        <style:tab-stops>
          <style:tab-stop style:position="6.3in" style:type="right"/>
        </style:tab-stops>
      </style:paragraph-properties>
      <style:text-properties style:language-asian="ru" style:country-asian="RU"/>
    </style:style>
    <style:style style:name="P15" style:family="paragraph" style:parent-style-name="Standard">
      <style:paragraph-properties fo:text-align="center" style:justify-single-word="false"/>
      <style:text-properties fo:language="ru" fo:country="RU"/>
    </style:style>
    <style:style style:name="P16" style:family="paragraph" style:parent-style-name="Standard">
      <style:paragraph-properties fo:margin-left="0in" fo:margin-right="0in" fo:text-align="center" style:justify-single-word="false" fo:text-indent="0.7874in" style:auto-text-indent="false"/>
      <style:text-properties fo:language="ru" fo:country="RU"/>
    </style:style>
    <style:style style:name="P17" style:family="paragraph" style:parent-style-name="Standard">
      <style:paragraph-properties fo:margin-left="0in" fo:margin-right="0.2953in" fo:text-align="center" style:justify-single-word="false" fo:text-indent="0in" style:auto-text-indent="false"/>
      <style:text-properties fo:language="ru" fo:country="RU"/>
    </style:style>
    <style:style style:name="P18" style:family="paragraph" style:parent-style-name="Standard">
      <style:paragraph-properties fo:margin-left="1.772in" fo:margin-right="0in" fo:text-indent="0.7874in" style:auto-text-indent="false">
        <style:tab-stops>
          <style:tab-stop style:position="2.0673in"/>
          <style:tab-stop style:position="6.3984in"/>
        </style:tab-stops>
      </style:paragraph-properties>
    </style:style>
    <style:style style:name="P19" style:family="paragraph" style:parent-style-name="Standard">
      <style:paragraph-properties fo:margin-left="1.772in" fo:margin-right="0in" fo:text-indent="0.7874in" style:auto-text-indent="false">
        <style:tab-stops>
          <style:tab-stop style:position="2.0673in"/>
        </style:tab-stops>
      </style:paragraph-properties>
    </style:style>
    <style:style style:name="P20" style:family="paragraph" style:parent-style-name="Standard">
      <style:paragraph-properties fo:margin-left="1.772in" fo:margin-right="0in" fo:text-indent="0.7874in" style:auto-text-indent="false">
        <style:tab-stops>
          <style:tab-stop style:position="2.0673in"/>
          <style:tab-stop style:position="6.4972in"/>
        </style:tab-stops>
      </style:paragraph-properties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a8589" officeooo:paragraph-rsid="001a8589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bb981" officeooo:paragraph-rsid="001bb981" style:font-weight-asian="normal" style:font-weight-complex="normal"/>
    </style:style>
    <style:style style:name="P23" style:family="paragraph" style:parent-style-name="Standard">
      <style:paragraph-properties fo:margin-top="0in" fo:margin-bottom="0in" style:contextual-spacing="true" fo:line-height="100%" fo:text-align="center" style:justify-single-word="false" fo:break-before="page"/>
      <style:text-properties fo:font-weight="normal" officeooo:rsid="001bb981" officeooo:paragraph-rsid="001bb981" style:font-weight-asian="normal" style:font-weight-complex="normal"/>
    </style:style>
    <style:style style:name="P24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font-size="18pt" fo:font-weight="normal" officeooo:rsid="001bb981" officeooo:paragraph-rsid="001bb981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margin-top="0in" fo:margin-bottom="0in" style:contextual-spacing="true" fo:line-height="100%" fo:text-align="start" style:justify-single-word="false"/>
      <style:text-properties fo:font-size="18pt" fo:font-weight="normal" officeooo:rsid="001bb981" officeooo:paragraph-rsid="001bb981" style:font-size-asian="18pt" style:font-weight-asian="normal" style:font-size-complex="18pt" style:font-weight-complex="normal"/>
    </style:style>
    <style:style style:name="P26" style:family="paragraph" style:parent-style-name="paragraph">
      <style:paragraph-properties fo:margin-left="0in" fo:margin-right="0.2953in" fo:margin-top="0in" fo:margin-bottom="0in" style:contextual-spacing="false" fo:text-align="end" style:justify-single-word="false" fo:text-indent="0.4898in" style:auto-text-indent="false" style:vertical-align="baseline"/>
    </style:style>
    <style:style style:name="T1" style:family="text">
      <style:text-properties fo:font-size="13pt" fo:font-weight="bold" style:font-size-asian="13pt" style:language-asian="ru" style:country-asian="RU" style:font-weight-asian="bold" style:font-size-complex="13pt"/>
    </style:style>
    <style:style style:name="T2" style:family="text">
      <style:text-properties fo:font-size="14pt" style:text-underline-style="solid" style:text-underline-width="auto" style:text-underline-color="font-color" style:font-size-asian="14pt" style:language-asian="ru" style:country-asian="RU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a8589" style:font-size-asian="14pt" style:language-asian="ru" style:country-asian="RU" style:font-size-complex="14pt"/>
    </style:style>
    <style:style style:name="T4" style:family="text">
      <style:text-properties fo:font-size="14pt" style:font-size-asian="14pt" style:language-asian="ru" style:country-asian="RU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ru" fo:country="RU" style:font-size-asian="14pt" style:language-asian="ru" style:country-asian="RU" style:font-size-complex="14pt"/>
    </style:style>
    <style:style style:name="T7" style:family="text">
      <style:text-properties fo:font-size="14pt" fo:language="ru" fo:country="RU" style:text-underline-style="solid" style:text-underline-width="auto" style:text-underline-color="font-color" style:font-size-asian="14pt" style:language-asian="ru" style:country-asian="RU" style:font-size-complex="14pt"/>
    </style:style>
    <style:style style:name="T8" style:family="text">
      <style:text-properties fo:font-size="8pt" style:font-size-asian="8pt" style:language-asian="ru" style:country-asian="RU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fo:language="ru" fo:country="RU" style:font-size-asian="8pt" style:language-asian="ru" style:country-asian="RU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font-name="Calibri" style:font-name-complex="Segoe UI1"/>
    </style:style>
    <style:style style:name="T15" style:family="text">
      <style:text-properties fo:color="#000000" loext:opacity="100%" style:font-name="Calibri" fo:font-size="10pt" style:font-size-asian="10pt" style:font-name-complex="Segoe UI1" style:font-size-complex="10pt"/>
    </style:style>
    <style:style style:name="T16" style:family="text">
      <style:text-properties fo:color="#000000" loext:opacity="100%" fo:font-size="10pt" style:font-size-asian="10pt" style:font-size-complex="10pt"/>
    </style:style>
    <style:style style:name="T17" style:family="text">
      <style:text-properties fo:color="#000000" loext:opacity="100%"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8" style:family="text">
      <style:text-properties fo:color="#000000" loext:opacity="100%" style:font-name="Times New Roman" fo:font-size="18pt" style:font-name-asian="Times New Roman1" style:font-size-asian="18pt" style:font-name-complex="Times New Roman1" style:font-size-complex="18pt"/>
    </style:style>
    <style:style style:name="T19" style:family="text">
      <style:text-properties fo:color="#000000" loext:opacity="100%" style:font-name="Times New Roman" fo:font-size="18pt" officeooo:rsid="001bb981" style:font-name-asian="Times New Roman1" style:font-size-asian="18pt" style:font-name-complex="Times New Roman1" style:font-size-complex="18pt"/>
    </style:style>
    <style:style style:name="T20" style:family="text">
      <style:text-properties style:font-name="Segoe UI" fo:font-size="9pt" style:font-size-asian="9pt" style:font-name-complex="Segoe UI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ІНІСТЕРСТВО ОСВІТИ І НАУКИ УКРАЇНИ</text:span></text:p>
      <text:p text:style-name="P3"/>
      <text:p text:style-name="P1"><text:span text:style-name="T1">ЛЬВІВСЬКИЙ НАЦІОНАЛЬНИЙ УНІВЕРСИТЕТ ІМЕНІ ІВАНА ФРАНКА</text:span></text:p>
      <text:p text:style-name="P4"/>
      <text:p text:style-name="P4"/>
      <text:p text:style-name="P1"><text:span text:style-name="T2"><text:s text:c="13"/>Факультет прикладної математики та інформатики<text:tab/><text:tab/></text:span></text:p>
      <text:p text:style-name="P1"><text:span text:style-name="T8">(повне найменування <text:s/>назва факультету)</text:span></text:p>
      <text:p text:style-name="P7"/>
      <text:p text:style-name="P1"><text:span text:style-name="T2"><text:s text:c="49"/></text:span><text:span text:style-name="T3">Прикладна математика</text:span><text:span text:style-name="T2"> <text:s text:c="45"/><text:tab/><text:tab/></text:span></text:p>
      <text:p text:style-name="P1"><text:span text:style-name="T8"><text:s/>(повна назва кафедри)</text:span></text:p>
      <text:p text:style-name="P4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1"><text:span text:style-name="T11">КУРСОВА РОБОТА</text:span></text:p>
      <text:p text:style-name="P9"/>
      <text:p text:style-name="P9"/>
      <text:p text:style-name="P10"><text:span text:style-name="T4">НАЗВА РОБОТИ</text:span></text:p>
      <text:p text:style-name="P11"/>
      <text:p text:style-name="P1"/>
      <text:p text:style-name="P12"><text:span text:style-name="T4">Виконав(ла): студент(ка) групи</text:span><text:span text:style-name="T6"> </text:span><text:span text:style-name="T7"><text:s text:c="8"/></text:span><text:span text:style-name="T3">Пмп-32</text:span><text:span text:style-name="T2"><text:tab/></text:span></text:p>
      <text:p text:style-name="P13"><text:span text:style-name="T4">спеціальності <text:s text:c="2"/></text:span><text:span text:style-name="T2"><text:s/>113 – прикладна математика<text:tab/><text:tab/></text:span></text:p>
      <text:p text:style-name="P13"><text:span text:style-name="T8"><text:s text:c="61"/>(шифр і назва спеціальності)</text:span></text:p>
      <text:p text:style-name="P5"/>
      <text:p text:style-name="P5"/>
      <text:p text:style-name="P13"><text:span text:style-name="T2"><text:tab/></text:span><text:span text:style-name="T3">Майстренко Андріан Віталійович</text:span><text:span text:style-name="T2"><text:tab/></text:span></text:p>
      <text:p text:style-name="P13"><text:span text:style-name="T8"><text:s text:c="33"/>(підпис)<text:tab/>(прізвище та ініціали)</text:span></text:p>
      <text:p text:style-name="P14"/>
      <text:p text:style-name="P14"/>
      <text:p text:style-name="P13"><text:span text:style-name="T4">Керівник </text:span><text:span text:style-name="T2"><text:s/><text:tab/><text:tab/></text:span></text:p>
      <text:p text:style-name="P13"><text:span text:style-name="T8"><text:s text:c="34"/>(підпис) <text:s text:c="40"/></text:span><text:span text:style-name="T12">(</text:span><text:span text:style-name="T9">посада, <text:s/>прізвище та ініціали)</text:span><text:span text:style-name="T8"> </text:span></text:p>
      <text:p text:style-name="P14"/>
      <text:p text:style-name="P1"/>
      <text:p text:style-name="P15"/>
      <text:p text:style-name="P15"/>
      <text:p text:style-name="P18">Національна шкала _____________________________ </text:p>
      <text:p text:style-name="P19"/>
      <text:p text:style-name="P20">Кількість балів: __________Оцінка: ECTS __________ </text:p>
      <text:p text:style-name="P16"/>
      <text:p text:style-name="P15"/>
      <text:p text:style-name="P26"><text:span text:style-name="normaltextrun"><text:span text:style-name="T13">Члени комісії</text:span></text:span><text:span text:style-name="tabchar"><text:span text:style-name="T14"> </text:span></text:span><text:span text:style-name="normaltextrun"><text:span text:style-name="T13">___________</text:span></text:span><text:span text:style-name="tabchar"><text:span text:style-name="T14"> </text:span></text:span><text:span text:style-name="normaltextrun"><text:span text:style-name="T13">______________________</text:span></text:span><text:span text:style-name="eop"><text:span text:style-name="T13"> </text:span></text:span></text:p>
      <text:p text:style-name="P26"><text:span text:style-name="normaltextrun"><text:span text:style-name="T16">(підпис)</text:span></text:span><text:span text:style-name="tabchar"><text:span text:style-name="T15"> <text:s text:c="25"/></text:span></text:span><text:span text:style-name="normaltextrun"><text:span text:style-name="T16">(прізвище та ініціали)</text:span></text:span><text:span text:style-name="tabchar"><text:span text:style-name="T15"> </text:span></text:span><text:span text:style-name="eop"><text:span text:style-name="T16"> </text:span></text:span></text:p>
      <text:p text:style-name="P26"><text:span text:style-name="eop"><text:span text:style-name="T13"> </text:span></text:span></text:p>
      <text:p text:style-name="P26"><text:span text:style-name="normaltextrun"><text:span text:style-name="T13">___________</text:span></text:span><text:span text:style-name="tabchar"><text:span text:style-name="T14"> </text:span></text:span><text:span text:style-name="normaltextrun"><text:span text:style-name="T13">______________________</text:span></text:span><text:span text:style-name="eop"><text:span text:style-name="T13"> </text:span></text:span></text:p>
      <text:p text:style-name="P26"><text:span text:style-name="normaltextrun"><text:span text:style-name="T16">(підпис)</text:span></text:span><text:span text:style-name="tabchar"><text:span text:style-name="T15"> <text:s text:c="25"/></text:span></text:span><text:span text:style-name="normaltextrun"><text:span text:style-name="T16">(прізвище та ініціали)</text:span></text:span><text:span text:style-name="tabchar"><text:span text:style-name="T15"> </text:span></text:span><text:span text:style-name="eop"><text:span text:style-name="T16"> </text:span></text:span></text:p>
      <text:p text:style-name="P26"><text:span text:style-name="eop"><text:span text:style-name="T13"> </text:span></text:span></text:p>
      <text:p text:style-name="P26"><text:span text:style-name="normaltextrun"><text:span text:style-name="T13">___________</text:span></text:span><text:span text:style-name="tabchar"><text:span text:style-name="T14"> </text:span></text:span><text:span text:style-name="normaltextrun"><text:span text:style-name="T13">______________________</text:span></text:span><text:span text:style-name="eop"><text:span text:style-name="T13"> </text:span></text:span></text:p>
      <text:p text:style-name="P26"><text:span text:style-name="normaltextrun"><text:span text:style-name="T16">(підпис)</text:span></text:span><text:span text:style-name="tabchar"><text:span text:style-name="T15"> <text:s text:c="23"/></text:span></text:span><text:span text:style-name="normaltextrun"><text:span text:style-name="T16">(прізвище та ініціали)</text:span></text:span><text:span text:style-name="tabchar"><text:span text:style-name="T15"> </text:span></text:span><text:span text:style-name="eop"><text:span text:style-name="T16"> </text:span></text:span></text:p>
      <text:p text:style-name="P17"/>
      <text:p text:style-name="P15"/>
      <text:p text:style-name="P1"/>
      <text:p text:style-name="P1"/>
      <text:p text:style-name="P1"><text:soft-page-break/><text:span text:style-name="T5">Львів </text:span>– <text:span text:style-name="T5">2024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2"><text:bookmark text:name="_GoBack"/><text:span text:style-name="T17">Зміст</text:span></text:p>
      <text:p text:style-name="P21"><text:span text:style-name="T18">Завдання </text:span><text:span text:style-name="T19">на курсову роботу...........................................................</text:span></text:p>
      <text:p text:style-name="P22"><text:span text:style-name="T18">Вступ................................................................................................</text:span></text:p>
      <text:p text:style-name="P22"><text:span text:style-name="T17">Розділ 1.</text:span><text:span text:style-name="T18">Теоретична особливість реалізації.................................<text:line-break/>1.1.Мета роботи та вимоги.............................................................</text:span></text:p>
      <text:p text:style-name="P22"><text:span text:style-name="T18">1.2.Новизна роботи.........................................................................</text:span></text:p>
      <text:p text:style-name="P22"><text:span text:style-name="T17">Розділ 2.</text:span><text:span text:style-name="T18">Практична реалізація.......................................................</text:span></text:p>
      <text:p text:style-name="P22"><text:span text:style-name="T18">Головна сторінка</text:span></text:p>
      <text:p text:style-name="P22"><text:span text:style-name="T18">Сторінка огляду продукту</text:span></text:p>
      <text:p text:style-name="P22"><text:span text:style-name="T18">Особиста сторінка</text:span></text:p>
      <text:p text:style-name="P22"><text:span text:style-name="T17">Розділ 3.</text:span><text:span text:style-name="T18">Демонстрація роботи.......................................................</text:span></text:p>
      <text:p text:style-name="P22"><text:span text:style-name="T18">Висновок..........................................................................................</text:span></text:p>
      <text:p text:style-name="P22"><text:span text:style-name="T18">Джерела............................................................................................</text:span></text:p>
      <text:p text:style-name="P23"><text:span text:style-name="T17">Список використаних джерел</text:span></text:p>
      <text:p text:style-name="P25">1.Сайт для вивчення html та <text:s/>css https://w3schoolsua.github.io/html/index.html#google_vignette</text:p>
      <text:p text:style-name="P24">2.</text:p>
      <text:p text:style-name="P24">3.</text:p>
      <text:p text:style-name="P24">4.</text:p>
      <text:p text:style-name="P24">5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aragraph" style:family="paragraph" style:parent-style-name="Standard">
      <style:paragraph-properties fo:margin-top="0.1945in" fo:margin-bottom="0.1945in" style:contextual-spacing="false"/>
    </style:style>
    <style:style style:name="Default_20_Paragraph_20_Font" style:display-name="Default Paragraph Font" style:family="text"/>
    <style:style style:name="Шрифт_20_абзацу_20_за_20_промовчанням" style:display-name="Шрифт абзацу за промовчанням" style:family="text"/>
    <style:style style:name="normaltextrun" style:family="text" style:parent-style-name="Default_20_Paragraph_20_Font"/>
    <style:style style:name="tabchar" style:family="text" style:parent-style-name="Default_20_Paragraph_20_Font"/>
    <style:style style:name="eop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Титульний аркуш курсової роботи</dc:title>
    <meta:initial-creator>Віталій Горлач</meta:initial-creator>
    <meta:editing-cycles>8</meta:editing-cycles>
    <meta:print-date>2023-02-24T12:31:00</meta:print-date>
    <meta:creation-date>2024-01-20T23:13:00</meta:creation-date>
    <dc:date>2024-05-19T22:54:19.157022268</dc:date>
    <meta:editing-duration>PT1H12M42S</meta:editing-duration>
    <meta:generator>LibreOffice/7.3.7.2$Linux_X86_64 LibreOffice_project/30$Build-2</meta:generator>
    <meta:document-statistic meta:table-count="0" meta:image-count="0" meta:object-count="0" meta:page-count="4" meta:paragraph-count="44" meta:word-count="129" meta:character-count="2153" meta:non-whitespace-character-count="1673"/>
    <meta:user-defined meta:name="AppVersion">15.0000</meta:user-defined>
    <meta:user-defined meta:name="Company">LNU</meta:user-defined>
    <meta:template xlink:type="simple" xlink:actuate="onRequest" xlink:title="Normal" xlink:href=""/>
  </office:meta>
</office:document-meta>
</file>